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6.2pt"/>
    </style:style>
    <style:style style:name="co5" style:family="table-column">
      <style:table-column-properties fo:break-before="auto" style:column-width="134.5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</style:style>
    <style:style style:name="ce20" style:family="table-cell" style:parent-style-name="Pivot_20_Table_20_Field">
      <style:table-cell-properties fo:border="none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="none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Internet Address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</table:table>
      <table:table table:name="Statistics" table:style-name="ta1">
        <office:forms form:automatic-focus="false" form:apply-design-mode="false"/>
        <table:table-column table:style-name="co4" table:default-cell-style-name="ce23"/>
        <table:table-column table:style-name="co5" table:default-cell-style-name="ce25"/>
        <table:table-row table:style-name="ro2">
          <table:table-cell table:style-name="Default" office:value-type="string" calcext:value-type="string">
            <text:p>To Reload: right click the table and choose “refresh”</text:p>
          </table:table-cell>
          <table:table-cell/>
        </table:table-row>
        <table:table-row table:style-name="ro2">
          <table:table-cell table:style-name="ce20"/>
          <table:table-cell/>
        </table:table-row>
        <table:table-row table:style-name="ro2">
          <table:table-cell table:style-name="ce21" office:value-type="string" calcext:value-type="string">
            <text:p>Category / List</text:p>
          </table:table-cell>
          <table:table-cell table:style-name="ce26" office:value-type="string" calcext:value-type="string">
            <text:p>Count - Internet Address</text:p>
          </table:table-cell>
        </table:table-row>
        <table:table-row table:style-name="ro2">
          <table:table-cell table:style-name="ce22" office:value-type="string" calcext:value-type="string">
            <text:p>waterschappen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waterschappen, testsites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29"/>
        </table:table-row>
        <table:table-row table:style-name="ro2">
          <table:table-cell table:style-name="ce24" office:value-type="string" calcext:value-type="string">
            <text:p>Total Result</text:p>
          </table:table-cell>
          <table:table-cell table:style-name="ce30" office:value-type="float" office:value="22" calcext:value-type="float">
            <text:p>22</text:p>
          </table:table-cell>
        </table:table-row>
      </table:table>
      <table:named-expressions>
        <table:named-range table:name="data" table:base-cell-address="$'Internet Addresses'.$B$1" table:cell-range-address="$'Internet Addresses'.$A$1:.$B$1048576"/>
      </table:named-expressions>
      <table:data-pilot-tables>
        <table:data-pilot-table table:name="DataPilot1" table:application-data="" table:target-range-address="Statistics.A3:Statistics.B7" table:buttons="Statistics.A3" table:show-filter-button="false" table:drill-down-on-double-click="false">
          <table:source-cell-range table:name="data" table:cell-range-address="'Internet Addresses'.A1:'Internet Addresses'.B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 / List" table:orientation="row" table:used-hierarchy="0" table:function="auto">
            <table:data-pilot-level table:show-empty="false" calcext:repeat-item-labels="false">
              <table:data-pilot-members>
                <table:data-pilot-member table:name="waterschappen" table:display="true" table:show-details="true"/>
                <table:data-pilot-member table:name="waterschappen, testsi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ternet Address" table:orientation="data" table:used-hierarchy="0" table:function="count">
            <table:data-pilot-level table:show-empty="false" calcext:repeat-item-labels="false">
              <table:data-pilot-members>
                <table:data-pilot-member table:name="aaenmaas.nl" table:display="true" table:show-details="true"/>
                <table:data-pilot-member table:name="agv.nl, www.agv.nl" table:display="true" table:show-details="true"/>
                <table:data-pilot-member table:name="brabantsedelta.nl" table:display="true" table:show-details="true"/>
                <table:data-pilot-member table:name="dommel.nl" table:display="true" table:show-details="true"/>
                <table:data-pilot-member table:name="hdsr.nl" table:display="true" table:show-details="true"/>
                <table:data-pilot-member table:name="hhdelfland.nl" table:display="true" table:show-details="true"/>
                <table:data-pilot-member table:name="hhnk.nl" table:display="true" table:show-details="true"/>
                <table:data-pilot-member table:name="hunzeenaas.nl" table:display="true" table:show-details="true"/>
                <table:data-pilot-member table:name="noorderzijlvest.nl" table:display="true" table:show-details="true"/>
                <table:data-pilot-member table:name="rijnland.net" table:display="true" table:show-details="true"/>
                <table:data-pilot-member table:name="scheldestromen.nl" table:display="true" table:show-details="true"/>
                <table:data-pilot-member table:name="schielandenkrimenerwaard.nl" table:display="true" table:show-details="true"/>
                <table:data-pilot-member table:name="uvw.nl, waterschappen.nl" table:display="true" table:show-details="true"/>
                <table:data-pilot-member table:name="vallei-veluwe.nl" table:display="true" table:show-details="true"/>
                <table:data-pilot-member table:name="vechtstromen.nl" table:display="true" table:show-details="true"/>
                <table:data-pilot-member table:name="waterschaplimburg.nl" table:display="true" table:show-details="true"/>
                <table:data-pilot-member table:name="waterschaprivierenland.nl" table:display="true" table:show-details="true"/>
                <table:data-pilot-member table:name="wdodelta.nl" table:display="true" table:show-details="true"/>
                <table:data-pilot-member table:name="wetterskipfryslan.nl" table:display="true" table:show-details="true"/>
                <table:data-pilot-member table:name="wrij.nl" table:display="true" table:show-details="true"/>
                <table:data-pilot-member table:name="wshd.nl" table:display="true" table:show-details="true"/>
                <table:data-pilot-member table:name="zuiderzeeland.n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2:57:48.377027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1T12:58:13.467863133</dc:date>
    <meta:editing-duration>PT13M41S</meta:editing-duration>
    <meta:editing-cycles>11</meta:editing-cycles>
    <meta:generator>LibreOffice/6.1.1.2$MacOSX_X86_64 LibreOffice_project/5d19a1bfa650b796764388cd8b33a5af1f5baa1b</meta:generator>
    <meta:document-statistic meta:table-count="2" meta:cell-count="56" meta:object-count="0"/>
  </office:meta>
</office:document-meta>
</file>